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06cm"/>
    </style:style>
    <style:style style:name="gr3" style:family="graphic" style:parent-style-name="standard">
      <style:graphic-properties draw:stroke="none" svg:stroke-color="#000000" draw:fill="none" draw:fill-color="#ffffff" fo:min-height="0.66cm"/>
    </style:style>
    <style:style style:name="gr4" style:family="graphic" style:parent-style-name="standard">
      <style:graphic-properties draw:stroke="none" svg:stroke-color="#000000" draw:fill="none" draw:fill-color="#ffffff" fo:min-height="0.733cm"/>
    </style:style>
    <style:style style:name="gr5" style:family="graphic" style:parent-style-name="standard">
      <style:graphic-properties draw:stroke="dash" draw:stroke-dash="Fine_20_Dashed_20__28_var_29_" svg:stroke-width="0.05cm" draw:marker-start="" draw:marker-start-width="0.28cm" draw:marker-end="Symmetric_20_Arrow" draw:marker-end-width="0.38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marker-start="" draw:marker-end="Symmetric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73cm"/>
    </style:style>
    <style:style style:name="gr8" style:family="graphic" style:parent-style-name="objectwithoutfill">
      <style:graphic-properties draw:stroke="solid" draw:marker-start="" draw:marker-end="Symmetric_20_Arrow" draw:marker-end-width="0.381cm" draw:fill="none" draw:textarea-vertical-align="middle"/>
    </style:style>
    <style:style style:name="gr9" style:family="graphic" style:parent-style-name="standard">
      <style:graphic-properties draw:stroke="solid" draw:stroke-dash="Line_20_with_20_Fine_20_Dots" svg:stroke-width="0.05cm" draw:marker-start="" draw:marker-start-width="0.28cm" draw:marker-end="Symmetric_20_Arrow" draw:marker-end-width="0.38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587cm"/>
    </style:style>
    <style:style style:name="gr11" style:family="graphic" style:parent-style-name="objectwithoutfill">
      <style:graphic-properties draw:stroke="solid" draw:marker-start="" draw:marker-start-width="0.279cm" draw:marker-end="Symmetric_20_Arrow" draw:marker-end-width="0.381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28cm"/>
    </style:style>
    <style:style style:name="gr13" style:family="graphic" style:parent-style-name="standard">
      <style:graphic-properties draw:stroke="none" svg:stroke-color="#000000" draw:fill="none" draw:fill-color="#ffffff" fo:min-height="0.27cm"/>
    </style:style>
    <style:style style:name="gr1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solid" draw:marker-start="" draw:marker-end="" draw:marker-end-width="0.3cm" draw:fill="none" draw:textarea-vertical-align="middle"/>
    </style:style>
    <style:style style:name="gr17" style:family="graphic" style:parent-style-name="objectwithoutfill">
      <style:graphic-properties draw:marker-start="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323cm"/>
    </style:style>
    <style:style style:name="gr19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556cm" svg:height="1.127cm" svg:x="4.389cm" svg:y="0.57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37cm" svg:height="1.115cm" svg:x="4.163cm" svg:y="0.59cm">
          <draw:text-box>
            <text:p text:style-name="P1"><text:span text:style-name="T1">Interception/Instrumentation</text:span></text:p>
          </draw:text-box>
        </draw:frame>
        <draw:custom-shape draw:style-name="gr1" draw:text-style-name="P1" xml:id="id2" draw:id="id2" draw:layer="layout" svg:width="3.556cm" svg:height="1.126cm" svg:x="9.389cm" svg:y="0.57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937cm" svg:height="0.91cm" svg:x="9.164cm" svg:y="0.79cm">
          <draw:text-box>
            <text:p text:style-name="P1"><text:span text:style-name="T1">Crawling</text:span></text:p>
          </draw:text-box>
        </draw:frame>
        <draw:custom-shape draw:style-name="gr1" draw:text-style-name="P1" xml:id="id1" draw:id="id1" draw:layer="layout" svg:width="3.556cm" svg:height="1.126cm" svg:x="14.389cm" svg:y="0.57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937cm" svg:height="1.115cm" svg:x="14.164cm" svg:y="0.59cm">
          <draw:text-box>
            <text:p text:style-name="P1"><text:span text:style-name="T1">Maximizing Funcion Coverage</text:span></text:p>
          </draw:text-box>
        </draw:frame>
        <draw:connector draw:style-name="gr5" draw:text-style-name="P1" draw:layer="layout" svg:x1="16.167cm" svg:y1="1.7cm" svg:x2="11.167cm" svg:y2="1.7cm" draw:start-shape="id1" draw:start-glue-point="2" draw:end-shape="id2" draw:end-glue-point="2" svg:d="m16167 1700v501h-5000v-501">
          <text:p/>
        </draw:connector>
        <draw:line draw:style-name="gr6" draw:text-style-name="P1" draw:layer="layout" svg:x1="7.95cm" svg:y1="1.092cm" svg:x2="9.347cm" svg:y2="1.092cm">
          <text:p/>
        </draw:line>
        <draw:line draw:style-name="gr6" draw:text-style-name="P1" draw:layer="layout" svg:x1="12.951cm" svg:y1="1.092cm" svg:x2="14.348cm" svg:y2="1.092cm">
          <text:p/>
        </draw:line>
        <draw:custom-shape draw:style-name="gr1" draw:text-style-name="P1" xml:id="id3" draw:id="id3" draw:layer="layout" svg:width="3.556cm" svg:height="1.237cm" svg:x="2.189cm" svg:y="6.77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937cm" svg:height="1.123cm" svg:x="2.064cm" svg:y="7.09cm">
          <draw:text-box>
            <text:p text:style-name="P1"><text:span text:style-name="T1">Instrumentation</text:span></text:p>
          </draw:text-box>
        </draw:frame>
        <draw:custom-shape draw:style-name="gr1" draw:text-style-name="P1" draw:layer="layout" svg:width="2.497cm" svg:height="2.286cm" svg:x="6.766cm" svg:y="6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3.937cm" svg:height="1.547cm" svg:x="6.065cm" svg:y="6.59cm">
          <draw:text-box>
            <text:p text:style-name="P1"><text:span text:style-name="T1">Collecting</text:span></text:p>
            <text:p text:style-name="P1"><text:span text:style-name="T1">Execution</text:span></text:p>
            <text:p text:style-name="P1"><text:span text:style-name="T1"><text:s/></text:span><text:span text:style-name="T1">Trace</text:span></text:p>
          </draw:text-box>
        </draw:frame>
        <draw:line draw:style-name="gr8" draw:text-style-name="P1" draw:layer="layout" svg:x1="5.779cm" svg:y1="7.386cm" svg:x2="6.766cm" svg:y2="7.386cm">
          <text:p/>
        </draw:line>
        <draw:line draw:style-name="gr8" draw:text-style-name="P1" draw:layer="layout" svg:x1="13.853cm" svg:y1="4.963cm" svg:x2="18.669cm" svg:y2="4.963cm">
          <text:p/>
        </draw:line>
        <draw:connector draw:style-name="gr9" draw:text-style-name="P1" draw:layer="layout" draw:line-skew="0cm -1.052cm -0.302cm" svg:x1="17.945cm" svg:y1="1.137cm" svg:x2="2.189cm" svg:y2="7.392cm" draw:start-shape="id1" draw:start-glue-point="1" draw:end-shape="id3" draw:end-glue-point="3" svg:d="m17945 1137h501v2048h-17060v4207h803">
          <text:p/>
        </draw:connector>
        <draw:frame draw:style-name="gr10" draw:text-style-name="P3" draw:layer="layout" svg:width="4.802cm" svg:height="0.837cm" svg:x="6.303cm" svg:y="2.555cm">
          <draw:text-box>
            <text:p text:style-name="P1"><text:span text:style-name="T2">State Flow Graph</text:span></text:p>
          </draw:text-box>
        </draw:frame>
        <draw:custom-shape draw:style-name="gr1" draw:text-style-name="P1" draw:layer="layout" svg:width="3.556cm" svg:height="1.143cm" svg:x="10.29cm" svg:y="4.3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937cm" svg:height="1.123cm" svg:x="10.166cm" svg:y="4.391cm">
          <draw:text-box>
            <text:p text:style-name="P1"><text:span text:style-name="T1">Extracting Event Sequences</text:span></text:p>
          </draw:text-box>
        </draw:frame>
        <draw:custom-shape draw:style-name="gr1" draw:text-style-name="P1" draw:layer="layout" svg:width="3.556cm" svg:height="1.143cm" svg:x="18.669cm" svg:y="4.39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937cm" svg:height="1.123cm" svg:x="18.583cm" svg:y="4.555cm">
          <draw:text-box>
            <text:p text:style-name="P1"><text:span text:style-name="T1">DOM Event Tests</text:span></text:p>
          </draw:text-box>
        </draw:frame>
        <draw:line draw:style-name="gr8" draw:text-style-name="P1" draw:layer="layout" svg:x1="9.28cm" svg:y1="8.186cm" svg:x2="10.267cm" svg:y2="8.186cm">
          <text:p/>
        </draw:line>
        <draw:custom-shape draw:style-name="gr1" draw:text-style-name="P1" xml:id="id9" draw:id="id9" draw:layer="layout" svg:width="3.556cm" svg:height="1.237cm" svg:x="10.29cm" svg:y="7.57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937cm" svg:height="1.123cm" svg:x="10.165cm" svg:y="7.691cm">
          <draw:text-box>
            <text:p text:style-name="P1"><text:span text:style-name="T1">Extracting </text:span></text:p>
            <text:p text:style-name="P1"><text:span text:style-name="T1">Functions State</text:span></text:p>
          </draw:text-box>
        </draw:frame>
        <draw:line draw:style-name="gr8" draw:text-style-name="P1" draw:layer="layout" svg:x1="9.28cm" svg:y1="6.487cm" svg:x2="10.267cm" svg:y2="6.487cm">
          <text:p/>
        </draw:line>
        <draw:custom-shape draw:style-name="gr1" draw:text-style-name="P1" xml:id="id5" draw:id="id5" draw:layer="layout" svg:width="3.556cm" svg:height="1.237cm" svg:x="10.29cm" svg:y="5.87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937cm" svg:height="1.123cm" svg:x="10.165cm" svg:y="5.992cm">
          <draw:text-box>
            <text:p text:style-name="P1"><text:span text:style-name="T1">Extracting DOM Elements State</text:span></text:p>
          </draw:text-box>
        </draw:frame>
        <draw:custom-shape draw:style-name="gr1" draw:text-style-name="P1" draw:layer="layout" svg:width="3.556cm" svg:height="1.143cm" svg:x="18.669cm" svg:y="7.29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937cm" svg:height="1.123cm" svg:x="18.415cm" svg:y="7.569cm">
          <draw:text-box>
            <text:p text:style-name="P1"><text:span text:style-name="T1">Function Tests</text:span></text:p>
          </draw:text-box>
        </draw:frame>
        <draw:custom-shape draw:style-name="gr1" draw:text-style-name="P1" xml:id="id4" draw:id="id4" draw:layer="layout" svg:width="3.556cm" svg:height="1.237cm" svg:x="2.189cm" svg:y="10.77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937cm" svg:height="1.123cm" svg:x="2.064cm" svg:y="11.09cm">
          <draw:text-box>
            <text:p text:style-name="P1"><text:span text:style-name="T1">Instrumentation</text:span></text:p>
          </draw:text-box>
        </draw:frame>
        <draw:custom-shape draw:style-name="gr1" draw:text-style-name="P1" draw:layer="layout" svg:width="2.497cm" svg:height="2.286cm" svg:x="6.766cm" svg:y="10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3.937cm" svg:height="1.547cm" svg:x="6.065cm" svg:y="10.59cm">
          <draw:text-box>
            <text:p text:style-name="P1"><text:span text:style-name="T1">Collecting</text:span></text:p>
            <text:p text:style-name="P1"><text:span text:style-name="T1">Execution</text:span></text:p>
            <text:p text:style-name="P1"><text:span text:style-name="T1"><text:s/></text:span><text:span text:style-name="T1">Trace</text:span></text:p>
          </draw:text-box>
        </draw:frame>
        <draw:line draw:style-name="gr8" draw:text-style-name="P1" draw:layer="layout" svg:x1="5.779cm" svg:y1="11.386cm" svg:x2="6.766cm" svg:y2="11.386cm">
          <text:p/>
        </draw:line>
        <draw:line draw:style-name="gr8" draw:text-style-name="P1" draw:layer="layout" svg:x1="9.28cm" svg:y1="12.186cm" svg:x2="10.267cm" svg:y2="12.186cm">
          <text:p/>
        </draw:line>
        <draw:custom-shape draw:style-name="gr1" draw:text-style-name="P1" draw:layer="layout" svg:width="3.556cm" svg:height="1.237cm" svg:x="10.29cm" svg:y="11.57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28cm" svg:y1="10.487cm" svg:x2="10.267cm" svg:y2="10.487cm">
          <text:p/>
        </draw:line>
        <draw:custom-shape draw:style-name="gr1" draw:text-style-name="P1" xml:id="id7" draw:id="id7" draw:layer="layout" svg:width="3.556cm" svg:height="1.237cm" svg:x="10.29cm" svg:y="9.876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-0.149cm" svg:x1="1.403cm" svg:y1="7.408cm" svg:x2="2.189cm" svg:y2="11.392cm" draw:end-shape="id4" draw:end-glue-point="3" svg:d="m1403 7408h-6v3984h792">
          <text:p/>
        </draw:connector>
        <draw:line draw:style-name="gr8" draw:text-style-name="P1" draw:layer="layout" svg:x1="1.386cm" svg:y1="4.936cm" svg:x2="10.276cm" svg:y2="4.936cm">
          <text:p/>
        </draw:line>
        <draw:frame draw:style-name="gr12" draw:text-style-name="P2" draw:layer="layout" svg:width="3.223cm" svg:height="1.115cm" svg:x="10.466cm" svg:y="9.892cm">
          <draw:text-box>
            <text:p text:style-name="P1"><text:span text:style-name="T1">Extracting Functions State</text:span></text:p>
          </draw:text-box>
        </draw:frame>
        <draw:frame draw:style-name="gr7" draw:text-style-name="P2" draw:layer="layout" svg:width="3.937cm" svg:height="1.123cm" svg:x="10.166cm" svg:y="11.693cm">
          <draw:text-box>
            <text:p text:style-name="P1"><text:span text:style-name="T1">Extracting DOM Elements State</text:span></text:p>
          </draw:text-box>
        </draw:frame>
        <draw:custom-shape draw:style-name="gr1" draw:text-style-name="P1" draw:layer="layout" svg:width="3.556cm" svg:height="1.143cm" svg:x="18.666cm" svg:y="9.85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937cm" svg:height="1.123cm" svg:x="18.542cm" svg:y="10.055cm">
          <draw:text-box>
            <text:p text:style-name="P1"><text:span text:style-name="T1">Function Oracles</text:span></text:p>
          </draw:text-box>
        </draw:frame>
        <draw:custom-shape draw:style-name="gr1" draw:text-style-name="P1" draw:layer="layout" svg:width="3.556cm" svg:height="1.143cm" svg:x="18.692cm" svg:y="11.59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937cm" svg:height="1.123cm" svg:x="18.468cm" svg:y="11.592cm">
          <draw:text-box>
            <text:p text:style-name="P1"><text:span text:style-name="T1">DOM Event Oracles</text:span></text:p>
          </draw:text-box>
        </draw:frame>
        <draw:frame draw:style-name="gr13" draw:text-style-name="P2" draw:layer="layout" svg:width="1.576cm" svg:height="0.683cm" svg:x="15.74cm" svg:y="11.862cm">
          <draw:text-box>
            <text:p text:style-name="P1"><text:span text:style-name="T1">Diff</text:span></text:p>
          </draw:text-box>
        </draw:frame>
        <draw:custom-shape draw:style-name="gr1" draw:text-style-name="P1" xml:id="id6" draw:id="id6" draw:layer="layout" svg:width="2.151cm" svg:height="1.237cm" svg:x="15.491cm" svg:y="11.57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854cm" svg:y1="7.863cm" svg:x2="18.669cm" svg:y2="7.884cm">
          <text:p/>
        </draw:line>
        <draw:connector draw:style-name="gr14" draw:text-style-name="P1" draw:layer="layout" svg:x1="13.846cm" svg:y1="6.494cm" svg:x2="15.491cm" svg:y2="12.195cm" draw:start-shape="id5" draw:start-glue-point="1" draw:end-shape="id6" draw:end-glue-point="3" svg:d="m13846 6494h822v5701h823">
          <text:p/>
        </draw:connector>
        <draw:line draw:style-name="gr8" draw:text-style-name="P1" draw:layer="layout" svg:x1="17.681cm" svg:y1="12.186cm" svg:x2="18.668cm" svg:y2="12.186cm">
          <text:p/>
        </draw:line>
        <draw:frame draw:style-name="gr13" draw:text-style-name="P2" draw:layer="layout" svg:width="1.576cm" svg:height="0.683cm" svg:x="15.741cm" svg:y="10.163cm">
          <draw:text-box>
            <text:p text:style-name="P1"><text:span text:style-name="T1">Diff</text:span></text:p>
          </draw:text-box>
        </draw:frame>
        <draw:custom-shape draw:style-name="gr1" draw:text-style-name="P1" xml:id="id8" draw:id="id8" draw:layer="layout" svg:width="2.151cm" svg:height="1.237cm" svg:x="15.492cm" svg:y="9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13.846cm" svg:y1="10.494cm" svg:x2="15.492cm" svg:y2="10.496cm" draw:start-shape="id7" draw:start-glue-point="1" draw:end-shape="id8" draw:end-glue-point="3" svg:d="m13846 10494 1646 2">
          <text:p/>
        </draw:connector>
        <draw:connector draw:style-name="gr16" draw:text-style-name="P1" draw:layer="layout" svg:x1="13.846cm" svg:y1="8.193cm" svg:x2="14.354cm" svg:y2="10.467cm" draw:start-shape="id9" draw:start-glue-point="1" svg:d="m13846 8193h505v2274h3">
          <text:p/>
        </draw:connector>
        <draw:line draw:style-name="gr17" draw:text-style-name="P1" draw:layer="layout" svg:x1="13.843cm" svg:y1="12.194cm" svg:x2="14.859cm" svg:y2="12.194cm">
          <text:p/>
        </draw:line>
        <draw:line draw:style-name="gr8" draw:text-style-name="P1" draw:layer="layout" svg:x1="17.682cm" svg:y1="10.486cm" svg:x2="18.669cm" svg:y2="10.486cm">
          <text:p/>
        </draw:line>
        <draw:frame draw:style-name="gr18" draw:text-style-name="P2" xml:id="id10" draw:id="id10" draw:layer="layout" svg:width="2.694cm" svg:height="0.683cm" svg:x="2.613cm" svg:y="8.6cm">
          <draw:text-box>
            <text:p text:style-name="P1"><text:span text:style-name="T1">Original App</text:span></text:p>
          </draw:text-box>
        </draw:frame>
        <draw:connector draw:style-name="gr19" draw:text-style-name="P1" draw:layer="layout" draw:type="line" svg:x1="3.96cm" svg:y1="8.6cm" svg:x2="3.967cm" svg:y2="8.011cm" draw:start-shape="id10" draw:start-glue-point="0" draw:end-shape="id3" svg:d="m3960 8600 7-589">
          <text:p/>
        </draw:connector>
        <draw:frame draw:style-name="gr18" draw:text-style-name="P2" xml:id="id11" draw:id="id11" draw:layer="layout" svg:width="2.694cm" svg:height="0.683cm" svg:x="2.613cm" svg:y="12.7cm">
          <draw:text-box>
            <text:p text:style-name="P1"><text:span text:style-name="T1">Mutated App</text:span></text:p>
          </draw:text-box>
        </draw:frame>
        <draw:connector draw:style-name="gr19" draw:text-style-name="P1" draw:layer="layout" draw:type="line" svg:x1="3.96cm" svg:y1="12.7cm" svg:x2="3.967cm" svg:y2="12.111cm" draw:start-shape="id11" draw:start-glue-point="0" svg:d="m3960 12700 7-589">
          <text:p/>
        </draw:connector>
        <draw:frame draw:style-name="gr10" draw:text-style-name="P2" draw:layer="layout" svg:width="4.802cm" svg:height="0.837cm" svg:x="0.378cm" svg:y="0.718cm">
          <draw:text-box>
            <text:p text:style-name="P1"><text:span text:style-name="T1">(1) Crawling</text:span></text:p>
          </draw:text-box>
        </draw:frame>
        <draw:frame draw:style-name="gr10" draw:text-style-name="P2" draw:layer="layout" svg:width="5.545cm" svg:height="0.837cm" svg:x="0.524cm" svg:y="5.783cm">
          <draw:text-box>
            <text:p text:style-name="P1"><text:span text:style-name="T1">(2) Test Case Gen</text:span></text:p>
          </draw:text-box>
        </draw:frame>
        <draw:frame draw:style-name="gr10" draw:text-style-name="P2" draw:layer="layout" svg:width="5.545cm" svg:height="0.837cm" svg:x="0.625cm" svg:y="9.884cm">
          <draw:text-box>
            <text:p text:style-name="P1"><text:span text:style-name="T1">(3) Test Oracle Gen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Rounded_20_short_20_Arrow" draw:marker-start-width="0.2cm" draw:marker-start-center="false" draw:marker-end-width="0.2cm" draw:marker-end-center="false" draw:fill="none" draw:fill-color="#cfe7e5" draw:fill-gradient-name="Gradient_20_7" draw:fill-hatch-name="Hatch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_20__28_var_29_" svg:stroke-width="0.051cm" svg:stroke-color="#000000" draw:marker-start-width="0.33cm" draw:marker-end-width="0.279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cm" fo:margin-bottom="0cm" fo:margin-left="0cm" fo:margin-right="0cm" fo:page-width="22.86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bnam </meta:initial-creator>
    <meta:creation-date>2012-08-18T19:16:53</meta:creation-date>
    <dc:date>2013-05-04T03:44:03</dc:date>
    <dc:creator>shabnam </dc:creator>
    <meta:editing-duration>PT7H2M16S</meta:editing-duration>
    <meta:editing-cycles>129</meta:editing-cycles>
    <meta:generator>LibreOffice/3.4$Unix LibreOffice_project/340m1$Build-302</meta:generator>
    <meta:document-statistic meta:object-count="64"/>
  </office:meta>
</office:document-meta>
</file>